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5.999cm" svg:height="8.999cm" svg:x="14.538cm" svg:y="1.93cm">
            <draw:object draw:notify-on-update-of-ranges="Burbuja.A2:Burbuja.A31 Burbuja.B1:Burbuja.B1 Burbuja.B2:Burbuja.B31 Burbuja.A2:Burbuja.A31 Burbuja.D1:Burbuja.D1 Burbuja.D2:Burbuja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  <table:table-cell table:number-columns-repeated="2"/>
          <table:table-cell table:style-name="ce1" office:value-type="string" calcext:value-type="string">
            <text:p>K promedio:</text:p>
          </table:table-cell>
          <table:table-cell table:formula="of:=AVERAGE([.C2:.C31])" office:value-type="float" office:value="0.00157294300971238" calcext:value-type="float">
            <text:p>0,00157294300971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B2]/([.A2]*[.A2])" office:value-type="float" office:value="0.0019" calcext:value-type="float">
            <text:p>0,0019</text:p>
          </table:table-cell>
          <table:table-cell table:formula="of:=[.A2]*[.A2] * [.H$1]" office:value-type="float" office:value="15.7294300971238" calcext:value-type="float">
            <text:p>15,7294300971238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46" calcext:value-type="float">
            <text:p>1646</text:p>
          </table:table-cell>
          <table:table-cell table:formula="of:=[.B3]/([.A3]*[.A3])" office:value-type="float" office:value="0.0013603305785124" calcext:value-type="float">
            <text:p>0,0013603305785124</text:p>
          </table:table-cell>
          <table:table-cell table:formula="of:=[.A3]*[.A3] * [.H$1]" office:value-type="float" office:value="1903.26104175198" calcext:value-type="float">
            <text:p>1903,26104175198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980" calcext:value-type="float">
            <text:p>5980</text:p>
          </table:table-cell>
          <table:table-cell table:formula="of:=[.B4]/([.A4]*[.A4])" office:value-type="float" office:value="0.00135600907029478" calcext:value-type="float">
            <text:p>0,00135600907029478</text:p>
          </table:table-cell>
          <table:table-cell table:formula="of:=[.A4]*[.A4] * [.H$1]" office:value-type="float" office:value="6936.6786728316" calcext:value-type="float">
            <text:p>6936,6786728316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290" calcext:value-type="float">
            <text:p>12290</text:p>
          </table:table-cell>
          <table:table-cell table:formula="of:=[.B5]/([.A5]*[.A5])" office:value-type="float" office:value="0.00127887617065557" calcext:value-type="float">
            <text:p>0,00127887617065557</text:p>
          </table:table-cell>
          <table:table-cell table:formula="of:=[.A5]*[.A5] * [.H$1]" office:value-type="float" office:value="15115.982323336" calcext:value-type="float">
            <text:p>15115,982323336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1467" calcext:value-type="float">
            <text:p>21467</text:p>
          </table:table-cell>
          <table:table-cell table:formula="of:=[.B6]/([.A6]*[.A6])" office:value-type="float" office:value="0.00127703747769185" calcext:value-type="float">
            <text:p>0,00127703747769185</text:p>
          </table:table-cell>
          <table:table-cell table:formula="of:=[.A6]*[.A6] * [.H$1]" office:value-type="float" office:value="26441.1719932651" calcext:value-type="float">
            <text:p>26441,1719932651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2519" calcext:value-type="float">
            <text:p>32519</text:p>
          </table:table-cell>
          <table:table-cell table:formula="of:=[.B7]/([.A7]*[.A7])" office:value-type="float" office:value="0.00125024990388312" calcext:value-type="float">
            <text:p>0,00125024990388312</text:p>
          </table:table-cell>
          <table:table-cell table:formula="of:=[.A7]*[.A7] * [.H$1]" office:value-type="float" office:value="40912.2476826191" calcext:value-type="float">
            <text:p>40912,2476826191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6887" calcext:value-type="float">
            <text:p>46887</text:p>
          </table:table-cell>
          <table:table-cell table:formula="of:=[.B8]/([.A8]*[.A8])" office:value-type="float" office:value="0.00126006449879065" calcext:value-type="float">
            <text:p>0,00126006449879065</text:p>
          </table:table-cell>
          <table:table-cell table:formula="of:=[.A8]*[.A8] * [.H$1]" office:value-type="float" office:value="58529.2093913977" calcext:value-type="float">
            <text:p>58529,2093913977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3615" calcext:value-type="float">
            <text:p>63615</text:p>
          </table:table-cell>
          <table:table-cell table:formula="of:=[.B9]/([.A9]*[.A9])" office:value-type="float" office:value="0.00126195199365205" calcext:value-type="float">
            <text:p>0,00126195199365205</text:p>
          </table:table-cell>
          <table:table-cell table:formula="of:=[.A9]*[.A9] * [.H$1]" office:value-type="float" office:value="79292.0571196012" calcext:value-type="float">
            <text:p>79292,0571196012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84629" calcext:value-type="float">
            <text:p>84629</text:p>
          </table:table-cell>
          <table:table-cell table:formula="of:=[.B10]/([.A10]*[.A10])" office:value-type="float" office:value="0.00128987959152568" calcext:value-type="float">
            <text:p>0,00128987959152568</text:p>
          </table:table-cell>
          <table:table-cell table:formula="of:=[.A10]*[.A10] * [.H$1]" office:value-type="float" office:value="103200.790867229" calcext:value-type="float">
            <text:p>103200,79086722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07901" calcext:value-type="float">
            <text:p>107901</text:p>
          </table:table-cell>
          <table:table-cell table:formula="of:=[.B11]/([.A11]*[.A11])" office:value-type="float" office:value="0.00130299480739041" calcext:value-type="float">
            <text:p>0,00130299480739041</text:p>
          </table:table-cell>
          <table:table-cell table:formula="of:=[.A11]*[.A11] * [.H$1]" office:value-type="float" office:value="130255.410634282" calcext:value-type="float">
            <text:p>130255,410634282</text:p>
          </table:table-cell>
          <table:table-cell table:number-columns-repeated="4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38579" calcext:value-type="float">
            <text:p>138579</text:p>
          </table:table-cell>
          <table:table-cell table:formula="of:=[.B12]/([.A12]*[.A12])" office:value-type="float" office:value="0.00135848446230762" calcext:value-type="float">
            <text:p>0,00135848446230762</text:p>
          </table:table-cell>
          <table:table-cell table:formula="of:=[.A12]*[.A12] * [.H$1]" office:value-type="float" office:value="160455.91642076" calcext:value-type="float">
            <text:p>160455,91642076</text:p>
          </table:table-cell>
          <table:table-cell table:number-columns-repeated="4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72826" calcext:value-type="float">
            <text:p>172826</text:p>
          </table:table-cell>
          <table:table-cell table:formula="of:=[.B13]/([.A13]*[.A13])" office:value-type="float" office:value="0.00140269458647837" calcext:value-type="float">
            <text:p>0,00140269458647837</text:p>
          </table:table-cell>
          <table:table-cell table:formula="of:=[.A13]*[.A13] * [.H$1]" office:value-type="float" office:value="193802.308226663" calcext:value-type="float">
            <text:p>193802,308226663</text:p>
          </table:table-cell>
          <table:table-cell table:number-columns-repeated="4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13316" calcext:value-type="float">
            <text:p>213316</text:p>
          </table:table-cell>
          <table:table-cell table:formula="of:=[.B14]/([.A14]*[.A14])" office:value-type="float" office:value="0.00145697698244655" calcext:value-type="float">
            <text:p>0,00145697698244655</text:p>
          </table:table-cell>
          <table:table-cell table:formula="of:=[.A14]*[.A14] * [.H$1]" office:value-type="float" office:value="230294.58605199" calcext:value-type="float">
            <text:p>230294,58605199</text:p>
          </table:table-cell>
          <table:table-cell table:number-columns-repeated="4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57218" calcext:value-type="float">
            <text:p>257218</text:p>
          </table:table-cell>
          <table:table-cell table:formula="of:=[.B15]/([.A15]*[.A15])" office:value-type="float" office:value="0.00149885204824894" calcext:value-type="float">
            <text:p>0,00149885204824894</text:p>
          </table:table-cell>
          <table:table-cell table:formula="of:=[.A15]*[.A15] * [.H$1]" office:value-type="float" office:value="269932.749896742" calcext:value-type="float">
            <text:p>269932,749896742</text:p>
          </table:table-cell>
          <table:table-cell table:number-columns-repeated="4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303139" calcext:value-type="float">
            <text:p>303139</text:p>
          </table:table-cell>
          <table:table-cell table:formula="of:=[.B16]/([.A16]*[.A16])" office:value-type="float" office:value="0.00152476736582667" calcext:value-type="float">
            <text:p>0,00152476736582667</text:p>
          </table:table-cell>
          <table:table-cell table:formula="of:=[.A16]*[.A16] * [.H$1]" office:value-type="float" office:value="312716.799760919" calcext:value-type="float">
            <text:p>312716,799760919</text:p>
          </table:table-cell>
          <table:table-cell table:number-columns-repeated="4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356692" calcext:value-type="float">
            <text:p>356692</text:p>
          </table:table-cell>
          <table:table-cell table:formula="of:=[.B17]/([.A17]*[.A17])" office:value-type="float" office:value="0.00156436998377264" calcext:value-type="float">
            <text:p>0,00156436998377264</text:p>
          </table:table-cell>
          <table:table-cell table:formula="of:=[.A17]*[.A17] * [.H$1]" office:value-type="float" office:value="358646.73564452" calcext:value-type="float">
            <text:p>358646,73564452</text:p>
          </table:table-cell>
          <table:table-cell table:number-columns-repeated="4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413407" calcext:value-type="float">
            <text:p>413407</text:p>
          </table:table-cell>
          <table:table-cell table:formula="of:=[.B18]/([.A18]*[.A18])" office:value-type="float" office:value="0.00159487288299063" calcext:value-type="float">
            <text:p>0,00159487288299063</text:p>
          </table:table-cell>
          <table:table-cell table:formula="of:=[.A18]*[.A18] * [.H$1]" office:value-type="float" office:value="407722.557547546" calcext:value-type="float">
            <text:p>407722,557547546</text:p>
          </table:table-cell>
          <table:table-cell table:number-columns-repeated="4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477068" calcext:value-type="float">
            <text:p>477068</text:p>
          </table:table-cell>
          <table:table-cell table:formula="of:=[.B19]/([.A19]*[.A19])" office:value-type="float" office:value="0.00163150371054342" calcext:value-type="float">
            <text:p>0,00163150371054342</text:p>
          </table:table-cell>
          <table:table-cell table:formula="of:=[.A19]*[.A19] * [.H$1]" office:value-type="float" office:value="459944.265469998" calcext:value-type="float">
            <text:p>459944,265469998</text:p>
          </table:table-cell>
          <table:table-cell table:number-columns-repeated="4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544920" calcext:value-type="float">
            <text:p>544920</text:p>
          </table:table-cell>
          <table:table-cell table:formula="of:=[.B20]/([.A20]*[.A20])" office:value-type="float" office:value="0.0016633191905009" calcext:value-type="float">
            <text:p>0,0016633191905009</text:p>
          </table:table-cell>
          <table:table-cell table:formula="of:=[.A20]*[.A20] * [.H$1]" office:value-type="float" office:value="515311.859411873" calcext:value-type="float">
            <text:p>515311,859411873</text:p>
          </table:table-cell>
          <table:table-cell table:number-columns-repeated="4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618173" calcext:value-type="float">
            <text:p>618173</text:p>
          </table:table-cell>
          <table:table-cell table:formula="of:=[.B21]/([.A21]*[.A21])" office:value-type="float" office:value="0.00169450672953044" calcext:value-type="float">
            <text:p>0,00169450672953044</text:p>
          </table:table-cell>
          <table:table-cell table:formula="of:=[.A21]*[.A21] * [.H$1]" office:value-type="float" office:value="573825.339373174" calcext:value-type="float">
            <text:p>573825,339373174</text:p>
          </table:table-cell>
          <table:table-cell table:number-columns-repeated="4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700105" calcext:value-type="float">
            <text:p>700105</text:p>
          </table:table-cell>
          <table:table-cell table:formula="of:=[.B22]/([.A22]*[.A22])" office:value-type="float" office:value="0.00173289027499319" calcext:value-type="float">
            <text:p>0,00173289027499319</text:p>
          </table:table-cell>
          <table:table-cell table:formula="of:=[.A22]*[.A22] * [.H$1]" office:value-type="float" office:value="635484.705353899" calcext:value-type="float">
            <text:p>635484,705353899</text:p>
          </table:table-cell>
          <table:table-cell table:number-columns-repeated="4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788169" calcext:value-type="float">
            <text:p>788169</text:p>
          </table:table-cell>
          <table:table-cell table:formula="of:=[.B23]/([.A23]*[.A23])" office:value-type="float" office:value="0.00177033085510209" calcext:value-type="float">
            <text:p>0,00177033085510209</text:p>
          </table:table-cell>
          <table:table-cell table:formula="of:=[.A23]*[.A23] * [.H$1]" office:value-type="float" office:value="700289.957354049" calcext:value-type="float">
            <text:p>700289,957354049</text:p>
          </table:table-cell>
          <table:table-cell table:number-columns-repeated="4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869774" calcext:value-type="float">
            <text:p>869774</text:p>
          </table:table-cell>
          <table:table-cell table:formula="of:=[.B24]/([.A24]*[.A24])" office:value-type="float" office:value="0.00178082758338281" calcext:value-type="float">
            <text:p>0,00178082758338281</text:p>
          </table:table-cell>
          <table:table-cell table:formula="of:=[.A24]*[.A24] * [.H$1]" office:value-type="float" office:value="768241.095373624" calcext:value-type="float">
            <text:p>768241,095373624</text:p>
          </table:table-cell>
          <table:table-cell table:number-columns-repeated="4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965398" calcext:value-type="float">
            <text:p>965398</text:p>
          </table:table-cell>
          <table:table-cell table:formula="of:=[.B25]/([.A25]*[.A25])" office:value-type="float" office:value="0.00180918273645546" calcext:value-type="float">
            <text:p>0,00180918273645546</text:p>
          </table:table-cell>
          <table:table-cell table:formula="of:=[.A25]*[.A25] * [.H$1]" office:value-type="float" office:value="839338.119412624" calcext:value-type="float">
            <text:p>839338,119412624</text:p>
          </table:table-cell>
          <table:table-cell table:number-columns-repeated="4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068713" calcext:value-type="float">
            <text:p>1068713</text:p>
          </table:table-cell>
          <table:table-cell table:formula="of:=[.B26]/([.A26]*[.A26])" office:value-type="float" office:value="0.00184003891117577" calcext:value-type="float">
            <text:p>0,00184003891117577</text:p>
          </table:table-cell>
          <table:table-cell table:formula="of:=[.A26]*[.A26] * [.H$1]" office:value-type="float" office:value="913581.029471048" calcext:value-type="float">
            <text:p>913581,029471048</text:p>
          </table:table-cell>
          <table:table-cell table:number-columns-repeated="4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157797" calcext:value-type="float">
            <text:p>1157797</text:p>
          </table:table-cell>
          <table:table-cell table:formula="of:=[.B27]/([.A27]*[.A27])" office:value-type="float" office:value="0.00183774384533579" calcext:value-type="float">
            <text:p>0,00183774384533579</text:p>
          </table:table-cell>
          <table:table-cell table:formula="of:=[.A27]*[.A27] * [.H$1]" office:value-type="float" office:value="990969.825548898" calcext:value-type="float">
            <text:p>990969,825548898</text:p>
          </table:table-cell>
          <table:table-cell table:number-columns-repeated="4"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263375" calcext:value-type="float">
            <text:p>1263375</text:p>
          </table:table-cell>
          <table:table-cell table:formula="of:=[.B28]/([.A28]*[.A28])" office:value-type="float" office:value="0.00185460430704188" calcext:value-type="float">
            <text:p>0,00185460430704188</text:p>
          </table:table-cell>
          <table:table-cell table:formula="of:=[.A28]*[.A28] * [.H$1]" office:value-type="float" office:value="1071504.50764617" calcext:value-type="float">
            <text:p>1071504,50764617</text:p>
          </table:table-cell>
          <table:table-cell table:number-columns-repeated="4"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1369176" calcext:value-type="float">
            <text:p>1369176</text:p>
          </table:table-cell>
          <table:table-cell table:formula="of:=[.B29]/([.A29]*[.A29])" office:value-type="float" office:value="0.00186432101959396" calcext:value-type="float">
            <text:p>0,00186432101959396</text:p>
          </table:table-cell>
          <table:table-cell table:formula="of:=[.A29]*[.A29] * [.H$1]" office:value-type="float" office:value="1155185.07576287" calcext:value-type="float">
            <text:p>1155185,07576287</text:p>
          </table:table-cell>
          <table:table-cell table:number-columns-repeated="4"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489563" calcext:value-type="float">
            <text:p>1489563</text:p>
          </table:table-cell>
          <table:table-cell table:formula="of:=[.B30]/([.A30]*[.A30])" office:value-type="float" office:value="0.00188645407226352" calcext:value-type="float">
            <text:p>0,00188645407226352</text:p>
          </table:table-cell>
          <table:table-cell table:formula="of:=[.A30]*[.A30] * [.H$1]" office:value-type="float" office:value="1242011.52989899" calcext:value-type="float">
            <text:p>1242011,52989899</text:p>
          </table:table-cell>
          <table:table-cell table:number-columns-repeated="4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595521" calcext:value-type="float">
            <text:p>1595521</text:p>
          </table:table-cell>
          <table:table-cell table:formula="of:=[.B31]/([.A31]*[.A31])" office:value-type="float" office:value="0.00188415465098428" calcext:value-type="float">
            <text:p>0,00188415465098428</text:p>
          </table:table-cell>
          <table:table-cell table:formula="of:=[.A31]*[.A31] * [.H$1]" office:value-type="float" office:value="1331983.87005454" calcext:value-type="float">
            <text:p>1331983,87005454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04:47:14.6735448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8:54:19.246823523</meta:creation-date>
    <dc:date>2024-03-01T06:29:43.610031706</dc:date>
    <meta:editing-duration>PT1H58M35S</meta:editing-duration>
    <meta:editing-cycles>4</meta:editing-cycles>
    <meta:generator>LibreOffice/7.6.4.1$Linux_X86_64 LibreOffice_project/60$Build-1</meta:generator>
    <meta:document-statistic meta:table-count="1" meta:cell-count="1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1cm" svg:y="3.753cm" style:legend-expansion="high" chart:style-name="ch2"/>
        <chart:plot-area chart:style-name="ch3" table:cell-range-address="Burbuja.A2:Burbuja.B31 Burbuja.B1:Burbuja.B1 Burbuja.D1:Burbuja.D31" chart:data-source-has-labels="row" svg:x="0.32cm" svg:y="0.18cm" svg:width="10.021cm" svg:height="8.64cm">
          <chart:coordinate-region svg:x="1.867cm" svg:y="0.379cm" svg:width="8.0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31" chart:label-cell-address="Burbuja.B1:Burbuja.B1" chart:class="chart:scatter">
            <chart:domain table:cell-range-address="Burbuja.A2:Burbuja.A31"/>
            <chart:data-point chart:repeated="30"/>
          </chart:series>
          <chart:series chart:style-name="ch7" chart:values-cell-range-address="Burbuja.D2:Burbuja.D31" chart:label-cell-address="Burbuja.D1:Burbuja.D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Burbuja.A2:Burbuja.A31</svg:desc>
                </draw:g>
              </table:table-cell>
              <table:table-cell office:value-type="float" office:value="19">
                <text:p>19</text:p>
                <draw:g>
                  <svg:desc>Burbuja.B2:Burbuja.B31</svg:desc>
                </draw:g>
              </table:table-cell>
              <table:table-cell office:value-type="float" office:value="15.7294300971238">
                <text:p>15.7294300971238</text:p>
                <draw:g>
                  <svg:desc>Burbuja.D2:Burbuja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1646">
                <text:p>1646</text:p>
              </table:table-cell>
              <table:table-cell office:value-type="float" office:value="1903.26104175198">
                <text:p>1903.26104175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0">
                <text:p>2100</text:p>
              </table:table-cell>
              <table:table-cell office:value-type="float" office:value="5980">
                <text:p>5980</text:p>
              </table:table-cell>
              <table:table-cell office:value-type="float" office:value="6936.6786728316">
                <text:p>6936.6786728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0">
                <text:p>3100</text:p>
              </table:table-cell>
              <table:table-cell office:value-type="float" office:value="12290">
                <text:p>12290</text:p>
              </table:table-cell>
              <table:table-cell office:value-type="float" office:value="15115.982323336">
                <text:p>15115.982323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0">
                <text:p>4100</text:p>
              </table:table-cell>
              <table:table-cell office:value-type="float" office:value="21467">
                <text:p>21467</text:p>
              </table:table-cell>
              <table:table-cell office:value-type="float" office:value="26441.1719932651">
                <text:p>26441.171993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0">
                <text:p>5100</text:p>
              </table:table-cell>
              <table:table-cell office:value-type="float" office:value="32519">
                <text:p>32519</text:p>
              </table:table-cell>
              <table:table-cell office:value-type="float" office:value="40912.2476826191">
                <text:p>40912.2476826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0">
                <text:p>6100</text:p>
              </table:table-cell>
              <table:table-cell office:value-type="float" office:value="46887">
                <text:p>46887</text:p>
              </table:table-cell>
              <table:table-cell office:value-type="float" office:value="58529.2093913977">
                <text:p>58529.2093913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0">
                <text:p>7100</text:p>
              </table:table-cell>
              <table:table-cell office:value-type="float" office:value="63615">
                <text:p>63615</text:p>
              </table:table-cell>
              <table:table-cell office:value-type="float" office:value="79292.0571196012">
                <text:p>79292.057119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">
                <text:p>8100</text:p>
              </table:table-cell>
              <table:table-cell office:value-type="float" office:value="84629">
                <text:p>84629</text:p>
              </table:table-cell>
              <table:table-cell office:value-type="float" office:value="103200.790867229">
                <text:p>103200.790867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0">
                <text:p>9100</text:p>
              </table:table-cell>
              <table:table-cell office:value-type="float" office:value="107901">
                <text:p>107901</text:p>
              </table:table-cell>
              <table:table-cell office:value-type="float" office:value="130255.410634282">
                <text:p>130255.41063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0">
                <text:p>10100</text:p>
              </table:table-cell>
              <table:table-cell office:value-type="float" office:value="138579">
                <text:p>138579</text:p>
              </table:table-cell>
              <table:table-cell office:value-type="float" office:value="160455.91642076">
                <text:p>160455.91642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0">
                <text:p>11100</text:p>
              </table:table-cell>
              <table:table-cell office:value-type="float" office:value="172826">
                <text:p>172826</text:p>
              </table:table-cell>
              <table:table-cell office:value-type="float" office:value="193802.308226663">
                <text:p>193802.308226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0">
                <text:p>12100</text:p>
              </table:table-cell>
              <table:table-cell office:value-type="float" office:value="213316">
                <text:p>213316</text:p>
              </table:table-cell>
              <table:table-cell office:value-type="float" office:value="230294.58605199">
                <text:p>230294.58605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0">
                <text:p>13100</text:p>
              </table:table-cell>
              <table:table-cell office:value-type="float" office:value="257218">
                <text:p>257218</text:p>
              </table:table-cell>
              <table:table-cell office:value-type="float" office:value="269932.749896742">
                <text:p>269932.749896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0">
                <text:p>14100</text:p>
              </table:table-cell>
              <table:table-cell office:value-type="float" office:value="303139">
                <text:p>303139</text:p>
              </table:table-cell>
              <table:table-cell office:value-type="float" office:value="312716.799760919">
                <text:p>312716.799760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0">
                <text:p>15100</text:p>
              </table:table-cell>
              <table:table-cell office:value-type="float" office:value="356692">
                <text:p>356692</text:p>
              </table:table-cell>
              <table:table-cell office:value-type="float" office:value="358646.73564452">
                <text:p>358646.73564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0">
                <text:p>16100</text:p>
              </table:table-cell>
              <table:table-cell office:value-type="float" office:value="413407">
                <text:p>413407</text:p>
              </table:table-cell>
              <table:table-cell office:value-type="float" office:value="407722.557547546">
                <text:p>407722.557547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0">
                <text:p>17100</text:p>
              </table:table-cell>
              <table:table-cell office:value-type="float" office:value="477068">
                <text:p>477068</text:p>
              </table:table-cell>
              <table:table-cell office:value-type="float" office:value="459944.265469998">
                <text:p>459944.26546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0">
                <text:p>18100</text:p>
              </table:table-cell>
              <table:table-cell office:value-type="float" office:value="544920">
                <text:p>544920</text:p>
              </table:table-cell>
              <table:table-cell office:value-type="float" office:value="515311.859411873">
                <text:p>515311.859411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0">
                <text:p>19100</text:p>
              </table:table-cell>
              <table:table-cell office:value-type="float" office:value="618173">
                <text:p>618173</text:p>
              </table:table-cell>
              <table:table-cell office:value-type="float" office:value="573825.339373174">
                <text:p>573825.339373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0">
                <text:p>20100</text:p>
              </table:table-cell>
              <table:table-cell office:value-type="float" office:value="700105">
                <text:p>700105</text:p>
              </table:table-cell>
              <table:table-cell office:value-type="float" office:value="635484.705353899">
                <text:p>635484.705353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0">
                <text:p>21100</text:p>
              </table:table-cell>
              <table:table-cell office:value-type="float" office:value="788169">
                <text:p>788169</text:p>
              </table:table-cell>
              <table:table-cell office:value-type="float" office:value="700289.957354049">
                <text:p>700289.957354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0">
                <text:p>22100</text:p>
              </table:table-cell>
              <table:table-cell office:value-type="float" office:value="869774">
                <text:p>869774</text:p>
              </table:table-cell>
              <table:table-cell office:value-type="float" office:value="768241.095373624">
                <text:p>768241.095373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0">
                <text:p>23100</text:p>
              </table:table-cell>
              <table:table-cell office:value-type="float" office:value="965398">
                <text:p>965398</text:p>
              </table:table-cell>
              <table:table-cell office:value-type="float" office:value="839338.119412624">
                <text:p>839338.119412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0">
                <text:p>24100</text:p>
              </table:table-cell>
              <table:table-cell office:value-type="float" office:value="1068713">
                <text:p>1068713</text:p>
              </table:table-cell>
              <table:table-cell office:value-type="float" office:value="913581.029471048">
                <text:p>913581.029471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0">
                <text:p>25100</text:p>
              </table:table-cell>
              <table:table-cell office:value-type="float" office:value="1157797">
                <text:p>1157797</text:p>
              </table:table-cell>
              <table:table-cell office:value-type="float" office:value="990969.825548898">
                <text:p>990969.825548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0">
                <text:p>26100</text:p>
              </table:table-cell>
              <table:table-cell office:value-type="float" office:value="1263375">
                <text:p>1263375</text:p>
              </table:table-cell>
              <table:table-cell office:value-type="float" office:value="1071504.50764617">
                <text:p>1071504.50764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0">
                <text:p>27100</text:p>
              </table:table-cell>
              <table:table-cell office:value-type="float" office:value="1369176">
                <text:p>1369176</text:p>
              </table:table-cell>
              <table:table-cell office:value-type="float" office:value="1155185.07576287">
                <text:p>1155185.07576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0">
                <text:p>28100</text:p>
              </table:table-cell>
              <table:table-cell office:value-type="float" office:value="1489563">
                <text:p>1489563</text:p>
              </table:table-cell>
              <table:table-cell office:value-type="float" office:value="1242011.52989899">
                <text:p>1242011.52989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0">
                <text:p>29100</text:p>
              </table:table-cell>
              <table:table-cell office:value-type="float" office:value="1595521">
                <text:p>1595521</text:p>
              </table:table-cell>
              <table:table-cell office:value-type="float" office:value="1331983.87005454">
                <text:p>1331983.87005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